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 office:value-type="string">
            <text:p>You have our sincerest thanks!!</text:p>
          </table:table-cell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 office:value-type="string">
            <text:p>Please take this. It's the least we can do!</text:p>
          </table:table-cell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 office:value-type="string">
            <text:p>Thank you so much for saving our little girl!!</text:p>
          </table:table-cell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 office:value-type="string">
            <text:p>I think my wife would like to give you something!
Please take it!!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 office:value-type="string">
            <text:p>Blondie-chan
“Shut UP!! That's sooo weird!!! lolol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Remember those secret Eastlands hot springs
we were talking about?”</text:p>
          </table:table-cell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aaand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Ahh, it's you. Perfect timing.”</text:p>
          </table:table-cell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rdly have to ask, but...</text:p>
          </table:table-cell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 office:value-type="string">
            <text:p>It's another incident, isn't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guessed.”</text:p>
          </table:table-cell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happened this tim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nother kidnapping... n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ne might not necessarily call it a
kidnapping...”</text:p>
          </table:table-cell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tell us mo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daughter of that couple over there
disappeared down this pa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scarcely looked away for a second.”</text:p>
          </table:table-cell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 small child just... disappeared?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coulda happene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be entirely sure, without
witness testimon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we do have one lead.”</text:p>
          </table:table-cell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sort of lea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alk down this path to the east, and you
will reach a mansion known as Ondrera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as once the highly luxurious residence
for a noble family, but now it is left
wholly abandon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ccording to neighbourhood locals, there
may have been human activity within the
mansion of late.”</text:p>
          </table:table-cell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f this missing person case might
actually be a abduction, then...</text:p>
          </table:table-cell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Ondrera Manor sounds particularly
suspicio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te.”</text:p>
          </table:table-cell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? Are you planning on investigating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, I gathered my troops and
searched inside the mano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But we could not proceed forward through
the halls.”</text:p>
          </table:table-cell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couldn't... proceed...?</text:p>
          </table:table-cell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ddya me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precisely as I s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it, myself, but we
were simply unable to move forward through
the halls of the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is no other way of describing it.”</text:p>
          </table:table-cell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we'll need to see it for
ourselves.</text:p>
          </table:table-cell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t it! Let's go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halls of the mansion are filled with
demons. We would benefit well from the help
of the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rather like the Knight Commander's
way of asking us for help is getting more
and more complicated every time...</text:p>
          </table:table-cell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ly way he feels he can rely
on our power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et to investigating,
Reguma-ku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abandoned Ondrera Manor lies down this
path to the ea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m certain it has something to do with
this incident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first to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 office:value-type="string">
            <text:p>If only I was stronger...!</text:p>
          </table:table-cell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 office:value-type="string">
            <text:p>It was so scary being kidnapped by the big, red,
old guy and the flirty, blue lady—!!</text:p>
          </table:table-cell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I ain't even gotten to the best part ye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 office:value-type="string">
            <text:p>Girl
“Hn... hnnn... a-and then?”</text:p>
          </table:table-cell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 office:value-type="string">
            <text:p>Boy
“They say the knife that was used in the
cursed ritual is still buried under a tree
in the courtyard of Ondrera Manor...”</text:p>
          </table:table-cell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 office:value-type="string">
            <text:p>Boy
“And so, when a certain adventurer tried to
dig up that knife from the root of the tre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 office:value-type="string">
            <text:p>Girl
“What happened...? *gulp*”</text:p>
          </table:table-cell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 office:value-type="string">
            <text:p>Boy
“The arm of a ghost reached up from the
ground, grabbed the adventurer's leg, and...
*crack*!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 office:value-type="string">
            <text:p>Girl
“Eek... *shudder*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 office:value-type="string">
            <text:p>Boy
“Ahhh!! I scared ya, right———?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 office:value-type="string">
            <text:p>Girl
“I-I-I'm *not* scared!! Not of a dumb made-up
story like that!!!”</text:p>
          </table:table-cell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 office:value-type="string">
            <text:p>Boy
“Ohhh〜? If you're not scared, hows about we
go see? Ondrera Manor, I mean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Huh...? B-But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 office:value-type="string">
            <text:p>Boy
“C'mooon! Scaredy-ca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 office:value-type="string">
            <text:p>Girl
“I-I told you, I'm not scared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 office:value-type="string">
            <text:p>Girl
“Fine! Let's go! Right now!!”</text:p>
          </table:table-cell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 office:value-type="string">
            <text:p>Boy
“W-Woah, wait up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